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1ac" officeooo:paragraph-rsid="000991ac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test just for 2<text:span text:style-name="T1">nd</text:span> commi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21:17:22.525599616</meta:creation-date>
    <dc:date>2019-11-19T21:17:50.648857100</dc:date>
    <meta:editing-duration>PT32S</meta:editing-duration>
    <meta:editing-cycles>1</meta:editing-cycles>
    <meta:document-statistic meta:table-count="0" meta:image-count="0" meta:object-count="0" meta:page-count="1" meta:paragraph-count="1" meta:word-count="6" meta:character-count="28" meta:non-whitespace-character-count="23"/>
    <meta:generator>LibreOffice/6.0.7.3$Linux_X86_64 LibreOffice_project/00m0$Build-3</meta:generator>
  </office:meta>
</office:document-meta>
</file>